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7.35cm" svg:y="2.83cm">
          <text:p text:style-name="P1"><text:span text:style-name="T1">DSD_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5.08cm" svg:height="0.635cm" svg:x="0.264cm" svg:y="5.245cm">
          <text:p text:style-name="P1"><text:span text:style-name="T2">DSD_Gaussian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12.112cm" svg:y="0.39cm">
          <text:p text:style-name="P1"><text:span text:style-name="T1">DS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6.875cm" svg:y="2.805cm">
          <text:p text:style-name="P1"><text:span text:style-name="T1">DSD_MO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3.175cm" svg:height="0.635cm" svg:x="5.662cm" svg:y="5.245cm">
          <text:p text:style-name="P1"><text:span text:style-name="T2">DSD_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" draw:id="id7" draw:layer="layout" svg:width="3.81cm" svg:height="0.635cm" svg:x="9.154cm" svg:y="5.245cm">
          <text:p text:style-name="P1"><text:span text:style-name="T2">DSD_Read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3.81cm" svg:height="0.635cm" svg:x="15.335cm" svg:y="5.245cm">
          <text:p text:style-name="P1"><text:span text:style-name="T2">DSD_RandomRBF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13.065cm" svg:y="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4" draw:id="id4" draw:layer="layout" svg:width="0.952cm" svg:height="0.61cm" svg:x="8.303cm" svg:y="3.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8.778cm" svg:y1="2.83cm" svg:x2="13.541cm" svg:y2="1.61cm" draw:start-shape="id1" draw:start-glue-point="0" draw:end-shape="id2" draw:end-glue-point="7" svg:d="m8778 2830v-610h4763v-610">
          <text:p/>
        </draw:connector>
        <draw:connector draw:style-name="gr3" draw:text-style-name="P1" draw:layer="layout" svg:x1="18.462cm" svg:y1="2.805cm" svg:x2="13.541cm" svg:y2="1.61cm" draw:start-shape="id3" draw:start-glue-point="0" draw:end-shape="id2" draw:end-glue-point="7" svg:d="m18462 2805v-597h-4921v-598">
          <text:p/>
        </draw:connector>
        <draw:connector draw:style-name="gr3" draw:text-style-name="P1" draw:layer="layout" svg:x1="8.779cm" svg:y1="4.05cm" svg:x2="2.804cm" svg:y2="5.245cm" draw:start-shape="id4" draw:start-glue-point="7" draw:end-shape="id5" draw:end-glue-point="0" svg:d="m8779 4050v598h-5975v597">
          <text:p/>
        </draw:connector>
        <draw:connector draw:style-name="gr3" draw:text-style-name="P1" draw:layer="layout" draw:line-skew="0.012cm" svg:x1="8.779cm" svg:y1="4.05cm" svg:x2="7.249cm" svg:y2="5.245cm" draw:start-shape="id4" draw:start-glue-point="7" draw:end-shape="id6" draw:end-glue-point="0" svg:d="m8779 4050v610h-1530v585">
          <text:p/>
        </draw:connector>
        <draw:connector draw:style-name="gr3" draw:text-style-name="P1" draw:layer="layout" draw:line-skew="0.012cm" svg:x1="8.779cm" svg:y1="4.05cm" svg:x2="11.059cm" svg:y2="5.245cm" draw:start-shape="id4" draw:start-glue-point="7" draw:end-shape="id7" svg:d="m8779 4050v610h2280v585">
          <text:p/>
        </draw:connector>
        <draw:connector draw:style-name="gr3" draw:text-style-name="P1" draw:layer="layout" draw:line-skew="0.012cm" svg:x1="18.504cm" svg:y1="4.05cm" svg:x2="17.24cm" svg:y2="5.245cm" draw:start-shape="id8" draw:start-glue-point="7" draw:end-shape="id9" draw:end-glue-point="0" svg:d="m18504 4050v610h-1264v585">
          <text:p/>
        </draw:connector>
        <draw:custom-shape draw:style-name="gr2" draw:text-style-name="P1" xml:id="id8" draw:id="id8" draw:layer="layout" svg:width="0.952cm" svg:height="0.61cm" svg:x="18.028cm" svg:y="3.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0" draw:id="id10" draw:layer="layout" svg:width="1.269cm" svg:height="0.635cm" svg:x="13.266cm" svg:y="5.24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269cm" svg:height="0.635cm" svg:x="19.416cm" svg:y="5.24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12cm" svg:x1="8.779cm" svg:y1="4.05cm" svg:x2="13.9cm" svg:y2="5.245cm" draw:start-shape="id4" draw:start-glue-point="7" draw:end-shape="id10" draw:end-glue-point="0" svg:d="m8779 4050v610h5121v585">
          <text:p/>
        </draw:connector>
        <draw:connector draw:style-name="gr4" draw:text-style-name="P1" draw:layer="layout" draw:line-skew="0.012cm" svg:x1="18.504cm" svg:y1="4.05cm" svg:x2="20.05cm" svg:y2="5.245cm" draw:start-shape="id8" draw:start-glue-point="7" draw:end-shape="id11" draw:end-glue-point="0" svg:d="m18504 4050v610h1546v585">
          <text:p/>
        </draw:connector>
        <draw:custom-shape draw:style-name="gr5" draw:text-style-name="P1" draw:layer="layout" svg:width="0.318cm" svg:height="3.355cm" svg:x="20.875cm" svg:y="0.3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" draw:layer="layout" svg:width="0.318cm" svg:height="2.39cm" svg:x="20.875cm" svg:y="3.96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text-style-name="P4" draw:layer="layout" svg:width="3.592cm" svg:height="0.725cm" draw:transform="rotate (1.5707963267949) translate (21.193cm 3.745cm)">
          <draw:text-box>
            <text:p><text:span text:style-name="T3">Abstract classes</text:span></text:p>
          </draw:text-box>
        </draw:frame>
        <draw:frame draw:style-name="gr6" draw:text-style-name="P4" draw:layer="layout" svg:width="3.406cm" svg:height="0.725cm" draw:transform="rotate (1.5707963267949) translate (21.246cm 6.915cm)">
          <draw:text-box>
            <text:p><text:span text:style-name="T3">Implem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71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Hahsler</meta:initial-creator>
    <meta:creation-date>2011-07-22T14:22:39</meta:creation-date>
    <dc:date>2012-12-01T09:19:56</dc:date>
    <dc:creator>hahsler </dc:creator>
    <meta:editing-duration>PT1H17M38S</meta:editing-duration>
    <meta:editing-cycles>12</meta:editing-cycles>
    <meta:generator>LibreOffice/3.6$Linux_X86_64 LibreOffice_project/360m1$Build-2</meta:generator>
    <meta:document-statistic meta:object-count="24"/>
  </office:meta>
</office:document-meta>
</file>